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A2C0000087BD64E6EE0.svm"/>
  <manifest:file-entry manifest:media-type="" manifest:full-path="Pictures/200000070000165400000B106F40E03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ítulo1" style:master-page-name="Standard">
      <style:paragraph-properties fo:text-align="end" style:justify-single-word="false"/>
      <style:text-properties style:font-name="Albany1"/>
    </style:style>
    <style:style style:name="P2" style:family="paragraph" style:parent-style-name="Título1">
      <style:paragraph-properties fo:text-align="end" style:justify-single-word="false"/>
      <style:text-properties style:font-name="Albany1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text-align="end" style:justify-single-word="false"/>
      <style:text-properties style:font-name="Albany1"/>
    </style:style>
    <style:style style:name="P4" style:family="paragraph" style:parent-style-name="Título1">
      <style:paragraph-properties fo:text-align="end" style:justify-single-word="false"/>
      <style:text-properties style:font-name="Albany1" fo:font-size="16pt" style:font-size-asian="16pt"/>
    </style:style>
    <style:style style:name="P5" style:family="paragraph" style:parent-style-name="Standard">
      <style:text-properties style:font-name="Albany1"/>
    </style:style>
    <style:style style:name="P6" style:family="paragraph" style:parent-style-name="Título1">
      <style:paragraph-properties fo:text-align="end" style:justify-single-word="false"/>
      <style:text-properties style:font-name="Albany1" fo:font-size="14pt" style:font-size-asian="14pt"/>
    </style:style>
    <style:style style:name="P7" style:family="paragraph" style:parent-style-name="Standard">
      <style:paragraph-properties fo:text-align="end" style:justify-single-word="false"/>
      <style:text-properties style:font-name="Albany1"/>
    </style:style>
    <style:style style:name="P8" style:family="paragraph" style:parent-style-name="Standard">
      <style:paragraph-properties fo:text-align="end" style:justify-single-word="false"/>
      <style:text-properties style:font-name="Albany1" fo:font-size="12pt" style:font-size-asian="12pt" style:font-size-complex="12pt"/>
    </style:style>
    <style:style style:name="P9" style:family="paragraph" style:parent-style-name="Título1" style:master-page-name="Converter_20_1">
      <style:paragraph-properties style:page-number="2"/>
      <style:text-properties style:font-name="Albany1"/>
    </style:style>
    <style:style style:name="P10" style:family="paragraph" style:parent-style-name="Tabletext">
      <style:paragraph-properties fo:text-align="center" style:justify-single-word="false" style:snap-to-layout-grid="false"/>
      <style:text-properties style:font-name="Albany1" fo:font-size="8pt" fo:font-weight="bold" style:font-size-asian="8pt" style:font-weight-asian="bold" style:font-size-complex="8pt"/>
    </style:style>
    <style:style style:name="P11" style:family="paragraph" style:parent-style-name="Tabletext">
      <style:paragraph-properties style:snap-to-layout-grid="false"/>
      <style:text-properties style:font-name="Albany1" fo:font-size="8pt" style:font-size-asian="8pt" style:font-size-complex="8pt"/>
    </style:style>
    <style:style style:name="P12" style:family="paragraph" style:parent-style-name="Standard">
      <style:text-properties style:font-name="Albany1" fo:font-size="8pt" style:font-size-asian="8pt" style:font-size-complex="8pt"/>
    </style:style>
    <style:style style:name="P13" style:family="paragraph" style:parent-style-name="Título1">
      <style:paragraph-properties fo:break-before="page"/>
      <style:text-properties style:font-name="Albany1"/>
    </style:style>
    <style:style style:name="P14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1"/>
    </style:style>
    <style:style style:name="P15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16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8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1"/>
    </style:style>
    <style:style style:name="P20" style:family="paragraph" style:parent-style-name="Text_20_body_20_indent">
      <style:paragraph-properties fo:text-align="justify" style:justify-single-word="false"/>
      <style:text-properties style:use-window-font-color="true" style:font-name="Albany1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1" fo:font-style="italic" style:font-style-asian="italic" style:font-style-complex="italic"/>
    </style:style>
    <style:style style:name="P22" style:family="paragraph" style:parent-style-name="Standard">
      <style:paragraph-properties fo:text-align="justify" style:justify-single-word="false"/>
      <style:text-properties style:font-name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4" style:family="paragraph" style:parent-style-name="Standard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font-name="Arial" fo:font-size="12pt" style:font-size-asian="12pt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1.27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1"/>
    </style:style>
    <style:style style:name="P28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29" style:family="paragraph" style:parent-style-name="Text_20_body_20_indent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1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0" style:family="paragraph" style:parent-style-name="Heading_20_1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fo:break-before="page" fo:keep-with-next="always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rial" fo:font-size="10pt" fo:language="pt" fo:country="BR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.212cm" fo:margin-bottom="0.106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1" fo:font-size="10.5pt" fo:language="pt" fo:country="BR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normal" fo:hyphenate="false" fo:hyphenation-remain-char-count="2" fo:hyphenation-push-char-count="2"/>
    </style:style>
    <style:style style:name="T1" style:family="text">
      <style:text-properties fo:font-size="48pt" style:font-size-asian="48pt"/>
    </style:style>
    <style:style style:name="T2" style:family="text">
      <style:text-properties fo:font-size="9pt" fo:font-weight="normal" style:font-size-asian="9pt" style:font-weight-asian="normal" style:font-weight-complex="bold"/>
    </style:style>
    <style:style style:name="T3" style:family="text">
      <style:text-properties fo:font-size="12pt" fo:font-weight="normal" style:font-size-asian="12pt" style:font-weight-asian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"/>
    </style:style>
    <style:style style:name="T6" style:family="text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T7" style:family="text">
      <style:text-properties style:use-window-font-color="true" fo:language="pt" fo:country="BR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Serviços</text:p>
      <text:p text:style-name="P5"/>
      <text:p text:style-name="P3"/>
      <text:p text:style-name="P6"/>
      <text:p text:style-name="P6">Versão 1.0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4">Gerson Rodrigues Pereira<text:line-break/>gerson@especializacao.info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iânia, Novembro de 2007</text:p>
      <text:p text:style-name="P9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>31/10/2007</text:p>
          </table:table-cell>
          <table:table-cell table:style-name="Tabela1.A2" office:value-type="string">
            <text:p text:style-name="P11">0.1</text:p>
          </table:table-cell>
          <table:table-cell table:style-name="Tabela1.A2" office:value-type="string">
            <text:p text:style-name="P11">Criação do Documento</text:p>
          </table:table-cell>
          <table:table-cell table:style-name="Tabela1.D2" office:value-type="string">
            <text:p text:style-name="P11">Gerson</text:p>
          </table:table-cell>
        </table:table-row>
        <table:table-row table:style-name="Tabela1.1">
          <table:table-cell table:style-name="Tabela1.A2" office:value-type="string">
            <text:p text:style-name="P11">01/11/2007</text:p>
          </table:table-cell>
          <table:table-cell table:style-name="Tabela1.A2" office:value-type="string">
            <text:p text:style-name="P11">0.2</text:p>
          </table:table-cell>
          <table:table-cell table:style-name="Tabela1.A2" office:value-type="string">
            <text:p text:style-name="P11">Alterações na estrutura do documento </text:p>
          </table:table-cell>
          <table:table-cell table:style-name="Tabela1.D2" office:value-type="string">
            <text:p text:style-name="P11">Gerson</text:p>
          </table:table-cell>
        </table:table-row>
        <table:table-row table:style-name="Tabela1.1">
          <table:table-cell table:style-name="Tabela1.A2" office:value-type="string">
            <text:p text:style-name="P11">02/11/2007</text:p>
          </table:table-cell>
          <table:table-cell table:style-name="Tabela1.A2" office:value-type="string">
            <text:p text:style-name="P11">1.0</text:p>
          </table:table-cell>
          <table:table-cell table:style-name="Tabela1.A2" office:value-type="string">
            <text:p text:style-name="P11">Refinar documento – revisão geral</text:p>
          </table:table-cell>
          <table:table-cell table:style-name="Tabela1.D2" office:value-type="string">
            <text:p text:style-name="P11">Gerson</text:p>
          </table:table-cell>
        </table:table-row>
      </table:table>
      <text:p text:style-name="P12"/>
      <text:p text:style-name="P12"/>
      <text:p text:style-name="P5"/>
      <text:p text:style-name="P13">Conteúdo</text:p>
      <text:p text:style-name="P14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5"><text:a xlink:type="simple" xlink:href="#1. Introdução|outline">1. <text:s/>INTRODUÇÃO<text:tab/>4</text:a></text:p>
          <text:p text:style-name="P15"><text:a xlink:type="simple" xlink:href="#2. Envio de email|outline">2. <text:s/>ENVIO DE EMAIL<text:tab/>4</text:a></text:p>
          <text:p text:style-name="P15"><text:a xlink:type="simple" xlink:href="#3. Expressão de Nota Final|outline">3. <text:s/>EXPRESSÃO DE NOTA FINAL<text:tab/>5</text:a></text:p>
          <text:p text:style-name="P15"><text:a xlink:type="simple" xlink:href="#4.Diagramas de Classe|outline">4. DIAGRAMAS DE CLASSE<text:tab/>6</text:a></text:p>
        </text:index-body>
      </text:table-of-content>
      <text:p text:style-name="P16"/>
      <text:p text:style-name="P17"/>
      <text:p text:style-name="P18">Serviços</text:p>
      <text:h text:style-name="P19" text:outline-level="1"><text:s/>Introdução</text:h>
      <text:p text:style-name="P20"><text:span text:style-name="T5">Esse pacote de trabalho tem por finalidade principal, prover serviços aos demais componentes do Escola. Foram propostos dois serviços para o Escola 1.0 que são: Envio de Email e Expressão de Nota Final, que podem ser rastreados através do WBS dictionary id: P6, sendo P6.1 e P6.2 respectivamente do repositório do projeto em escola.berlios.de.</text:span></text:p>
      <text:p text:style-name="P20"/>
      <text:p text:style-name="P20">Os arquivos resultantes do desenvolvimento deste componente podem ser localizados no repositório SVN do projeto mais especificamente dentro de trunk/componentes/servicos.</text:p>
      <text:p text:style-name="P21"/>
      <text:h text:style-name="P19" text:outline-level="1"><text:s/>Envio de email</text:h>
      <text:p text:style-name="P22"><text:tab/><text:span text:style-name="T4">Serviço disponível no Escola 1.0, onde será possível o envio de e-mail´s <text:tab/>através dos demais <text:tab/>componentes, para tanto um arquivo de propriedades é <text:tab/>fornecido, na instalação, onde serão <text:tab/>inseridas as informações do servidor <text:tab/>de e-mail, porta etc.;</text:span></text:p>
      <text:p text:style-name="P23"/>
      <text:p text:style-name="P24"><text:span text:style-name="T6">Para enviar mensagem via e-mail o componente recebe o endereço de destino para o qual a mensagem recebida, também fornecida, será enviada. A mensagem pode ser texto simples ou em formato HTML. Neste último caso, um padrão pré-definido será utilizado, bantando apenas repassar as informações (parâmetros) para que a mensagem seja montada e envidada para o destinatário ou poderá ser fornecido um ou vários </text:span><text:span text:style-name="T7">templates</text:span><text:span text:style-name="T6">, configurável por instalação do Escola 1.0, a partir do qual a mensagem “final” será elaborada, conforme informações fornecidas na requisição de envio.</text:span></text:p>
      <text:p text:style-name="P25"/>
      <text:p text:style-name="P26"/>
      <text:h text:style-name="P27" text:outline-level="1"><text:s/><text:span text:style-name="T8">Expressão de Nota Final</text:span></text:h>
      <text:p text:style-name="P22"><text:tab/></text:p>
      <text:p text:style-name="P22"><text:tab/><text:span text:style-name="T4">Serviço responsável por validar e executar expressões fornecidas para <text:tab/>definição de como <text:tab/>uma nota final será obtida em função de outras notas. A <text:tab/>validação se encarrega de receber <text:tab/>uma expressão e retornar ao <text:tab/>requisitante se esta expressão é valida ou não.</text:span></text:p>
      <text:p text:style-name="P28"><text:tab/></text:p>
      <text:p text:style-name="P28"><text:tab/>A execução da expressão deverá receber como entrada uma turma e um <text:tab/>estudante da <text:tab/>turma (aluno), de posse destas informações, a nota final <text:tab/>deverá <text:tab/>ser retornada ou a indicação de um <text:tab/>erro, dizendo que não <text:tab/>foi possível <text:tab/>retornar a nota final do aluno naquela turma.</text:p>
      <text:p text:style-name="P29"/>
      <text:h text:style-name="P30" text:outline-level="1">Diagramas de Classe</text:h>
      <text:p text:style-name="P31">package: br.ufg.inf.apsi.escola.componentes.servico</text:p>
      <text:p text:style-name="P32"/>
      <text:p text:style-name="P33"><draw:frame draw:style-name="fr1" draw:name="graphics2" text:anchor-type="paragraph" svg:width="5.717cm" svg:height="2.833cm" draw:z-index="1"><draw:image xlink:href="Pictures/200000070000165400000B106F40E03B.svm" xlink:type="simple" xlink:show="embed" xlink:actuate="onLoad"/></draw:frame></text:p>
      <text:p text:style-name="P32"/>
      <text:p text:style-name="P32"/>
      <text:p text:style-name="P32"/>
      <text:p text:style-name="P32"/>
      <text:p text:style-name="P32"><draw:frame draw:style-name="fr2" draw:name="graphics1" text:anchor-type="paragraph" svg:x="2.561cm" svg:y="0.423cm" svg:width="10.797cm" svg:height="2.171cm" draw:z-index="2"><draw:image xlink:href="Pictures/2000000700002A2C0000087BD64E6EE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pt" style:country-asian="BR" style:font-name-complex="Lucida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style:shadow="none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1.0</text:p>
            </table:table-cell>
          </table:table-row>
          <table:table-row table:style-name="Tabela10.1">
            <table:table-cell table:style-name="Tabela10.A2" office:value-type="string">
              <text:p text:style-name="P7">Visão</text:p>
            </table:table-cell>
            <table:table-cell table:style-name="Tabela10.B2" office:value-type="string">
              <text:p text:style-name="P7"><text:s text:c="2"/>Data: <text:s/>02/11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 -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6</text:page-number></text:span><text:span text:style-name="T4"> </text:span><text:span text:style-name="T5">de </text:span><text:span text:style-name="T5"><text:page-count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0"><text:span text:style-name="T6">Página </text:span><text:span text:style-name="T7"><text:page-number text:select-page="current">6</text:page-number></text:span><text:span text:style-name="T8"> de </text:span><text:span text:style-name="T7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7-11-02T15:47:19</dc:date>
    <meta:print-date>2003-09-02T15:56:00</meta:print-date>
    <dc:language>pt-BR</dc:language>
    <meta:editing-cycles>98</meta:editing-cycles>
    <meta:editing-duration>PT6H21M34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6" meta:paragraph-count="58" meta:word-count="424" meta:character-count="2743"/>
  </office:meta>
</office:document-meta>
</file>